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text-properties fo:color="#008000" style:font-name="Consolas" fo:font-size="9.5pt" fo:language="es" fo:country="MX" style:font-name-asian="Consolas" style:font-size-asian="9.5pt" style:font-name-complex="Consolas" style:font-size-complex="9.5pt"/>
    </style:style>
    <style:style style:name="P5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language="es" fo:country="MX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Intervalos.</text:p>
      <text:p text:style-name="P1"/>
      <text:p text:style-name="P1">El modelo empleado para esta App Web es MVC, aunque no es necesario el modelo ya que no trabajamos con ninguna base de datos y también se utilizó el framework materialize para el diseño web, el arbol de documentos es el siguiente:</text:p>
      <text:p text:style-name="P1"/>
      <text:p text:style-name="P1">root-</text:p>
      <text:p text:style-name="P1"><text:tab/>wwwroot-</text:p>
      <text:p text:style-name="P1"><text:tab/><text:tab/>css-</text:p>
      <text:p text:style-name="P1"><text:tab/><text:tab/><text:tab/>materialize.css</text:p>
      <text:p text:style-name="P1"><text:tab/><text:tab/>fonts-</text:p>
      <text:p text:style-name="P1"><text:tab/><text:tab/><text:tab/>roboto-</text:p>
      <text:p text:style-name="P1"><text:tab/><text:tab/><text:tab/><text:tab/>fuentes</text:p>
      <text:p text:style-name="P1"><text:tab/><text:tab/>js-</text:p>
      <text:p text:style-name="P1"><text:tab/><text:tab/><text:tab/>materialize.js</text:p>
      <text:p text:style-name="P1"><text:tab/><text:tab/><text:tab/>intervals.js</text:p>
      <text:p text:style-name="P1"><text:tab/>controller-</text:p>
      <text:p text:style-name="P1"><text:tab/><text:tab/>HomeController.cs</text:p>
      <text:p text:style-name="P1"><text:tab/>Views-</text:p>
      <text:p text:style-name="P1"><text:tab/><text:tab/>Home-</text:p>
      <text:p text:style-name="P1"><text:tab/><text:tab/><text:tab/>Index.cshtml</text:p>
      <text:p text:style-name="P1"><text:tab/><text:tab/>Shared</text:p>
      <text:p text:style-name="P1"><text:tab/><text:tab/><text:tab/>_Layout.cshtml</text:p>
      <text:p text:style-name="P1"><text:tab/><text:tab/><text:tab/>Error.cshtml</text:p>
      <text:p text:style-name="P1"/>
      <text:p text:style-name="P1">Metodos</text:p>
      <text:p text:style-name="P1"/>
      <text:p text:style-name="P1">Archivo: rotate.js</text:p>
      <text:p text:style-name="P1"/>
      <text:p text:style-name="P4"><text:tab/>/*Esta función se llama cuando la página está lista y cargada en el browser*/</text:p>
      <text:p text:style-name="Standard"><text:span text:style-name="T3"><text:tab/></text:span><text:span text:style-name="T1">function</text:span><text:span text:style-name="T2"> ini()</text:span></text:p>
      <text:p text:style-name="P5"/>
      <text:p text:style-name="Standard"><text:span text:style-name="T2"><text:tab/></text:span><text:span text:style-name="T4">/*El primer form que tiene los datos de los intervalos no es necesario ir al servidor <text:tab/>para crear</text:span></text:p>
      <text:p text:style-name="P3"><text:tab/> el formulario de ingreso de cada elemento de los intervalos, por eso se escucha el <text:tab/>evento de submit*/</text:p>
      <text:p text:style-name="P2"><text:span text:style-name="T2"><text:tab/>$(</text:span><text:span text:style-name="T5">'body'</text:span><text:span text:style-name="T2">).on(</text:span><text:span text:style-name="T5">'submit'</text:span><text:span text:style-name="T2">, </text:span><text:span text:style-name="T5">'#form-create'</text:span><text:span text:style-name="T2">, </text:span><text:span text:style-name="T1">function</text:span><text:span text:style-name="T2">(e)</text:span></text:p>
      <text:p text:style-name="P6"/>
      <text:p text:style-name="P2"><text:span text:style-name="T2"><text:tab/></text:span><text:span text:style-name="T4">//Antes de enviar los datos de los intervalos al servidor, se transforman a JSON y se <text:tab/>envían por AJAX</text:span></text:p>
      <text:p text:style-name="P2"><text:span text:style-name="T2"><text:s text:c="4"/><text:tab/>$(</text:span><text:span text:style-name="T5">'body'</text:span><text:span text:style-name="T2">).on(</text:span><text:span text:style-name="T5">'submit'</text:span><text:span text:style-name="T2">, </text:span><text:span text:style-name="T5">'#form-overlapping'</text:span><text:span text:style-name="T2">, </text:span><text:span text:style-name="T1">function</text:span><text:span text:style-name="T2">(e)</text:span></text:p>
      <text:p text:style-name="P6"/>
      <text:p text:style-name="P2"><text:span text:style-name="T2"><text:tab/></text:span><text:span text:style-name="T4">//Evento para verificar que se introduzcan solamente numeros</text:span></text:p>
      <text:p text:style-name="P2"><text:span text:style-name="T2"><text:tab/>$(</text:span><text:span text:style-name="T5">'body'</text:span><text:span text:style-name="T2">).on(</text:span><text:span text:style-name="T5">'keydown'</text:span><text:span text:style-name="T2">, </text:span><text:span text:style-name="T5">'input'</text:span><text:span text:style-name="T2">, </text:span><text:span text:style-name="T1">function</text:span><text:span text:style-name="T2">(e)</text:span></text:p>
      <text:p text:style-name="P5"/>
      <text:p text:style-name="Standard"><text:span text:style-name="T2"><text:tab/></text:span><text:span text:style-name="T4">//Función inicial para crear el formulario de intervalos (número de intervalos)</text:span></text:p>
      <text:p text:style-name="P6"><text:tab/>init_body();</text:p>
      <text:p text:style-name="P6"/>
      <text:p text:style-name="P2"><text:span text:style-name="T2"><text:tab/></text:span><text:span text:style-name="T4">*Función para crear el layout del formulario para ingresar los datos de cada elemento <text:tab/>del intervalo*/</text:span></text:p>
      <text:p text:style-name="P2"><text:span text:style-name="T1"><text:tab/>function</text:span><text:span text:style-name="T2"> create_input_intervals()</text:span></text:p>
      <text:p text:style-name="P6"/>
      <text:p text:style-name="P2"><text:span text:style-name="T2"><text:tab/></text:span><text:span text:style-name="T4">/*Función para imprimir los intervalos*/</text:span></text:p>
      <text:p text:style-name="P2"><text:soft-page-break/><text:span text:style-name="T1"><text:tab/>function</text:span><text:span text:style-name="T2"> print_intervals(intervals_input, intervals_output) {</text:span></text:p>
      <text:p text:style-name="P6"/>
      <text:p text:style-name="P6">Archivo: HomeController.cs</text:p>
      <text:p text:style-name="P6"><text:tab/></text:p>
      <text:p text:style-name="P6"><text:tab/>/*Este metodo es el que manda a llamar la pagina de los intervalos a traves de <text:tab/>intervals.js con Ajax*/</text:p>
      <text:p text:style-name="P2"><text:span text:style-name="T2"><text:tab/></text:span><text:span text:style-name="T1">public</text:span><text:span text:style-name="T2"> </text:span><text:span text:style-name="T6">IActionResult</text:span><text:span text:style-name="T2"> overlapping(</text:span><text:span text:style-name="T1">string</text:span><text:span text:style-name="T2"> Intervals)</text:span></text:p>
      <text:p text:style-name="P6"/>
      <text:p text:style-name="P2"><text:span text:style-name="T2"><text:tab/></text:span><text:span text:style-name="T4">/*Metodo que converite un array de string de 2d en una lista*/</text:span></text:p>
      <text:p text:style-name="P2"><text:span text:style-name="T2"><text:s text:c="8"/></text:span><text:span text:style-name="T1">private</text:span><text:span text:style-name="T2"> </text:span><text:span text:style-name="T6">List</text:span><text:span text:style-name="T2">&lt;</text:span><text:span text:style-name="T6">List</text:span><text:span text:style-name="T2">&lt;</text:span><text:span text:style-name="T1">int</text:span><text:span text:style-name="T2">&gt;&gt; Convert_string_list_intervals(</text:span><text:span text:style-name="T1">string</text:span><text:span text:style-name="T2">[,] intervals)</text:span></text:p>
      <text:p text:style-name="P6"/>
      <text:p text:style-name="P2"><text:span text:style-name="T2"><text:tab/></text:span><text:span text:style-name="T4">/*Metodo que compara cada intervalo con los demás y los une en dado caso*/</text:span></text:p>
      <text:p text:style-name="P2"><text:span text:style-name="T2"><text:s text:c="8"/></text:span><text:span text:style-name="T1">private</text:span><text:span text:style-name="T2"> </text:span><text:span text:style-name="T6">List</text:span><text:span text:style-name="T2">&lt;</text:span><text:span text:style-name="T6">List</text:span><text:span text:style-name="T2">&lt;</text:span><text:span text:style-name="T1">int</text:span><text:span text:style-name="T2">&gt;&gt; Compare_intervals(</text:span><text:span text:style-name="T6">List</text:span><text:span text:style-name="T2">&lt;</text:span><text:span text:style-name="T6">List</text:span><text:span text:style-name="T2">&lt;</text:span><text:span text:style-name="T1">int</text:span><text:span text:style-name="T2">&gt;&gt; interval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Carlos Pineda</meta:initial-creator>
    <meta:creation-date>2017-07-17T14:29:13.28</meta:creation-date>
    <dc:date>2017-07-18T17:05:01.23</dc:date>
    <dc:creator>Juan Carlos Pineda</dc:creator>
    <meta:editing-duration>PT13M57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45" meta:word-count="251" meta:character-count="1910"/>
  </office:meta>
</office:document-meta>
</file>